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gumentResolverConfigurer.addCustomResolver( HandlerMethodArgumentResolver ...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ResolverConfigurer.getCustom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